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9670e" officeooo:paragraph-rsid="00096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env --system-site-packages -p python3 <text:span text:style-name="Variable">./venv</text:span></text:p>
      <text:p text:style-name="P1">source <text:span text:style-name="Variable">./venv</text:span>/bin/activate  # sh, bash, ksh, or zsh</text:p>
      <text:p text:style-name="P2">python classifier.py input_image output_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58:55.936012502</meta:creation-date>
    <dc:date>2019-03-06T13:00:21.673943291</dc:date>
    <meta:editing-duration>PT1M26S</meta:editing-duration>
    <meta:editing-cycles>1</meta:editing-cycles>
    <meta:document-statistic meta:table-count="0" meta:image-count="0" meta:object-count="0" meta:page-count="1" meta:paragraph-count="3" meta:word-count="18" meta:character-count="147" meta:non-whitespace-character-count="132"/>
    <meta:generator>LibreOffice/6.0.6.2$Linux_X86_64 LibreOffice_project/00m0$Build-2</meta:generator>
  </office:meta>
</office:document-meta>
</file>